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2">
      <style:graphic-properties draw:stroke="none" draw:fill="none" fo:min-height="4.472cm"/>
    </style:style>
    <style:style style:name="gr9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ro1" style:family="table-row">
      <style:table-row-properties style:row-height="1.104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color="#ff0000" fo:font-weight="bold" style:font-size-asian="18pt" style:font-weight-asian="bold" style:font-weight-complex="bold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4/1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5" draw:id="id15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5" draw:start-glue-point="1" draw:end-shape="id16" draw:end-glue-point="3" svg:d="m6912 17763 7000-2" svg:viewBox="0 0 7001 3">
            <text:p/>
          </draw:connector>
          <draw:custom-shape draw:style-name="gr3" draw:text-style-name="P2" xml:id="id16" draw:id="id16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7" draw:start-glue-point="1" draw:end-shape="id18" draw:end-glue-point="3" svg:d="m7897 18714 11579-2" svg:viewBox="0 0 11580 3">
            <text:p/>
          </draw:connector>
          <draw:custom-shape draw:style-name="gr3" draw:text-style-name="P2" xml:id="id18" draw:id="id18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9" draw:start-glue-point="1" draw:end-shape="id20" draw:end-glue-point="3" svg:d="m7525 15661 11579-2" svg:viewBox="0 0 11580 3">
            <text:p/>
          </draw:connector>
          <draw:custom-shape draw:style-name="gr3" draw:text-style-name="P2" xml:id="id20" draw:id="id20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1" draw:id="id21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1" draw:start-glue-point="1" draw:end-shape="id22" svg:d="m6812 18550h4622" svg:viewBox="0 0 4623 1">
            <text:p/>
          </draw:connector>
          <draw:custom-shape draw:style-name="gr3" draw:text-style-name="P2" xml:id="id23" draw:id="id23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4" draw:id="id24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2" draw:id="id22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2" draw:start-glue-point="7" draw:end-shape="id23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4" draw:start-glue-point="1" draw:end-shape="id23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2" draw:start-glue-point="7" draw:end-shape="id24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國語</text:span><text:span text:style-name="T5">\</text:span><text:span text:style-name="T5">閩南語格式</text:span></text:p>
              </table:table-cell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82.23*</text:span></text:p>
              </table:table-cell>
              <table:table-cell>
                <text:p text:style-name="P2"><text:span text:style-name="T5">82.69</text:span></text:p>
              </table:table-cell>
              <table:table-cell>
                <text:p text:style-name="P2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83.99</text:span></text:p>
              </table:table-cell>
              <table:table-cell>
                <text:p text:style-name="P2"><text:span text:style-name="T5">83.81</text:span></text:p>
              </table:table-cell>
              <table:table-cell>
                <text:p text:style-name="P2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組</text:span></text:p>
              </table:table-cell>
              <table:table-cell>
                <text:p text:style-name="P2"><text:span text:style-name="T5">83.62</text:span></text:p>
              </table:table-cell>
              <table:table-cell>
                <text:p text:style-name="P2"><text:span text:style-name="T5">83.52</text:span></text:p>
              </table:table-cell>
              <table:table-cell>
                <text:p text:style-name="P2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斷詞格式會影響翻譯效果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5" draw:id="id25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5" draw:start-glue-point="1" draw:end-shape="id26" svg:d="m8028 13663h4622" svg:viewBox="0 0 4623 1">
            <text:p/>
          </draw:connector>
          <draw:custom-shape draw:style-name="gr3" draw:text-style-name="P2" xml:id="id27" draw:id="id27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8" draw:id="id28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6" draw:id="id26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6" draw:start-glue-point="7" draw:end-shape="id27" svg:d="m16380 13663h5832" svg:viewBox="0 0 5833 1">
            <text:p/>
          </draw:connector>
          <draw:connector draw:style-name="gr2" draw:text-style-name="P2" draw:layer="layout" svg:x1="20.927cm" svg:y1="9.978cm" svg:x2="22.212cm" svg:y2="13.663cm" draw:start-shape="id28" draw:start-glue-point="1" draw:end-shape="id27" svg:d="m20927 9978h643v3685h642" svg:viewBox="0 0 1286 3686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6" draw:start-glue-point="7" draw:end-shape="id28" draw:end-glue-point="3" svg:d="m16380 13663h623v-3685h622" svg:viewBox="0 0 1246 3686">
            <text:p/>
          </draw:connector>
        </draw:g>
        <draw:frame draw:style-name="gr6" draw:layer="layout" svg:width="11.077cm" svg:height="0.992cm" svg:x="2.206cm" svg:y="19.978cm">
          <draw:text-box>
            <text:p>*斷字-斷字並無法再額外處理未知詞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附錄一：整理臺華平行語料庫</text:p>
          </draw:text-box>
        </draw:frame>
        <draw:frame presentation:style-name="pr7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29" draw:id="id29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29" draw:start-glue-point="1" draw:end-shape="id30" draw:end-glue-point="3" svg:d="m6200 12333h7000" svg:viewBox="0 0 7001 1">
            <text:p/>
          </draw:connector>
          <draw:custom-shape draw:style-name="gr3" draw:text-style-name="P2" xml:id="id30" draw:id="id30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1" draw:id="id31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0" draw:start-glue-point="1" draw:end-shape="id31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3" draw:id="id33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2" draw:id="id32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29" draw:start-glue-point="2" draw:end-shape="id32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2" draw:start-glue-point="1" draw:end-shape="id33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8" draw:text-style-name="P4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34" draw:end-shape="id35" draw:end-glue-point="4" svg:d="m26277 14361v991" svg:viewBox="0 0 1 992">
          <text:p/>
        </draw:connector>
        <draw:connector draw:style-name="gr2" draw:text-style-name="P2" xml:id="id45" draw:id="id45" draw:layer="layout" draw:type="line" svg:x1="26.277cm" svg:y1="6.033cm" svg:x2="26.277cm" svg:y2="12.568cm" draw:start-shape="id36" draw:start-glue-point="6" draw:end-shape="id34" draw:end-glue-point="4" svg:d="m26277 6033v6535" svg:viewBox="0 0 1 6536">
          <text:p/>
        </draw:connector>
        <draw:custom-shape draw:style-name="gr3" draw:text-style-name="P2" xml:id="id36" draw:id="id36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4" draw:id="id44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40" draw:id="id40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7" draw:id="id37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41" draw:id="id41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4" draw:id="id34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5" draw:id="id35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37" draw:start-glue-point="4" draw:end-shape="id34" draw:end-glue-point="5" svg:d="m22567 18206 2181-4742" svg:viewBox="0 0 2182 4743">
          <text:p/>
        </draw:connector>
        <draw:custom-shape draw:style-name="gr3" draw:text-style-name="P2" xml:id="id39" draw:id="id39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2" draw:id="id42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8" draw:id="id38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38" draw:start-glue-point="7" draw:end-shape="id37" draw:end-glue-point="5" svg:d="m17177 19006h3220" svg:viewBox="0 0 3221 1">
          <text:p/>
        </draw:connector>
        <draw:connector draw:style-name="gr2" draw:text-style-name="P2" xml:id="id43" draw:id="id43" draw:layer="layout" draw:type="line" svg:x1="16.807cm" svg:y1="10.982cm" svg:x2="18.365cm" svg:y2="10.982cm" draw:start-shape="id39" draw:start-glue-point="7" draw:end-shape="id40" svg:d="m16807 10982h1558" svg:viewBox="0 0 1559 1">
          <text:p/>
        </draw:connector>
        <draw:connector draw:style-name="gr2" draw:text-style-name="P2" xml:id="id46" draw:id="id46" draw:layer="layout" draw:type="line" svg:x1="21.671cm" svg:y1="10.982cm" svg:x2="21.671cm" svg:y2="10.982cm" draw:start-shape="id41" draw:end-shape="id41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42" draw:end-shape="id43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44" draw:start-glue-point="7" draw:end-shape="id45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41" draw:start-glue-point="6" draw:end-shape="id34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40" draw:start-glue-point="7" draw:end-shape="id46" draw:end-glue-point="0" svg:d="m20910 10982h761" svg:viewBox="0 0 762 1">
          <text:p/>
        </draw:connector>
        <draw:custom-shape draw:style-name="gr9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47" draw:start-glue-point="7" draw:end-shape="id48" draw:end-glue-point="5" svg:d="m4957 16151h941" svg:viewBox="0 0 942 1">
          <text:p/>
        </draw:connector>
        <draw:custom-shape draw:style-name="gr3" draw:text-style-name="P2" xml:id="id49" draw:id="id49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7" draw:id="id47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8" draw:id="id48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6" draw:id="id56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49" draw:start-glue-point="4" draw:end-shape="id48" draw:end-glue-point="6" svg:d="m7463 18777-36-1729" svg:viewBox="0 0 37 1730">
          <text:p/>
        </draw:connector>
        <draw:custom-shape draw:style-name="gr4" draw:text-style-name="P2" xml:id="id51" draw:id="id51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3" draw:id="id53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5" draw:id="id55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4" draw:id="id54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0" draw:id="id50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2" draw:id="id52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50" draw:start-glue-point="4" draw:end-shape="id51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52" draw:start-glue-point="4" draw:end-shape="id53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54" draw:start-glue-point="4" draw:end-shape="id55" draw:end-glue-point="6" svg:d="m20789 18731 1-1686" svg:viewBox="0 0 2 1687">
          <text:p/>
        </draw:connector>
        <draw:connector draw:style-name="gr2" draw:text-style-name="P2" draw:layer="layout" draw:line-skew="0cm 3.883cm" svg:x1="7.427cm" svg:y1="15.255cm" svg:x2="17.897cm" svg:y2="16.148cm" draw:start-shape="id48" draw:start-glue-point="4" draw:end-shape="id55" draw:end-glue-point="5" svg:d="m7427 15255v-502h9883v1395h587" svg:viewBox="0 0 10471 1396">
          <text:p/>
        </draw:connector>
        <draw:connector draw:style-name="gr2" draw:text-style-name="P2" draw:layer="layout" draw:line-skew="0cm 1.973cm" svg:x1="11.427cm" svg:y1="15.254cm" svg:x2="17.897cm" svg:y2="16.148cm" draw:start-shape="id51" draw:start-glue-point="4" draw:end-shape="id55" draw:end-glue-point="5" svg:d="m11427 15254v-502h5973v1396h497" svg:viewBox="0 0 6471 1397">
          <text:p/>
        </draw:connector>
        <draw:connector draw:style-name="gr2" draw:text-style-name="P2" draw:layer="layout" draw:line-skew="0cm 3.959cm" svg:x1="15.426cm" svg:y1="15.253cm" svg:x2="17.897cm" svg:y2="16.148cm" draw:start-shape="id53" draw:start-glue-point="4" draw:end-shape="id55" draw:end-glue-point="5" svg:d="m15426 15253v-503h1929v1398h542" svg:viewBox="0 0 2472 1399">
          <text:p/>
        </draw:connector>
        <draw:connector draw:style-name="gr2" draw:text-style-name="P2" draw:layer="layout" draw:type="line" svg:x1="8.956cm" svg:y1="16.151cm" svg:x2="9.898cm" svg:y2="16.15cm" draw:start-shape="id48" draw:start-glue-point="7" draw:end-shape="id51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51" draw:start-glue-point="7" draw:end-shape="id53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55" draw:start-glue-point="7" draw:end-shape="id56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9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57" draw:start-glue-point="7" draw:end-shape="id58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59" draw:start-glue-point="7" draw:end-shape="id57" draw:end-glue-point="5" svg:d="m4400 16151h12567" svg:viewBox="0 0 12568 1">
            <text:p/>
          </draw:connector>
          <draw:custom-shape draw:style-name="gr3" draw:text-style-name="P2" xml:id="id59" draw:id="id59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61" draw:id="id61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0" draw:id="id60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57" draw:id="id57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8" draw:id="id58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60" draw:start-glue-point="4" draw:end-shape="id61" draw:end-glue-point="6" svg:d="m13378 19001v-1700" svg:viewBox="0 0 1 1701">
            <text:p/>
          </draw:connector>
          <draw:frame draw:style-name="gr6" draw:text-style-name="P5" draw:layer="layout" svg:width="3.952cm" svg:height="0.992cm" svg:x="20.6cm" svg:y="19.801cm">
            <draw:text-box>
              <text:p><text:span text:style-name="T6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62" draw:end-shape="id63" draw:end-glue-point="4" svg:d="m26277 14361v991" svg:viewBox="0 0 1 992">
            <text:p/>
          </draw:connector>
          <draw:connector draw:style-name="gr2" draw:text-style-name="P2" xml:id="id74" draw:id="id74" draw:layer="layout" draw:type="line" svg:x1="26.277cm" svg:y1="6.033cm" svg:x2="26.277cm" svg:y2="12.568cm" draw:start-shape="id64" draw:start-glue-point="6" draw:end-shape="id62" draw:end-glue-point="4" svg:d="m26277 6033v6535" svg:viewBox="0 0 1 6536">
            <text:p/>
          </draw:connector>
          <draw:custom-shape draw:style-name="gr3" draw:text-style-name="P6" xml:id="id64" draw:id="id64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2" draw:id="id72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8" draw:id="id68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5" draw:id="id65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9" draw:id="id69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2" draw:id="id62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3" draw:id="id63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65" draw:start-glue-point="4" draw:end-shape="id62" draw:end-glue-point="5" svg:d="m22197 18206 2551-4742" svg:viewBox="0 0 2552 4743">
            <text:p/>
          </draw:connector>
          <draw:custom-shape draw:style-name="gr3" draw:text-style-name="P6" xml:id="id67" draw:id="id67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70" draw:id="id70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6" draw:id="id66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73" draw:id="id73" draw:layer="layout" draw:type="line" svg:x1="17.177cm" svg:y1="19.006cm" svg:x2="20.397cm" svg:y2="19.006cm" draw:start-shape="id66" draw:start-glue-point="7" draw:end-shape="id65" draw:end-glue-point="5" svg:d="m17177 19006h3220" svg:viewBox="0 0 3221 1">
            <text:p/>
          </draw:connector>
          <draw:connector draw:style-name="gr2" draw:text-style-name="P2" xml:id="id71" draw:id="id71" draw:layer="layout" draw:type="line" svg:x1="16.807cm" svg:y1="10.982cm" svg:x2="18.365cm" svg:y2="10.982cm" draw:start-shape="id67" draw:start-glue-point="7" draw:end-shape="id68" svg:d="m16807 10982h1558" svg:viewBox="0 0 1559 1">
            <text:p/>
          </draw:connector>
          <draw:connector draw:style-name="gr2" draw:text-style-name="P2" xml:id="id75" draw:id="id75" draw:layer="layout" draw:type="line" svg:x1="21.671cm" svg:y1="10.982cm" svg:x2="21.671cm" svg:y2="10.982cm" draw:start-shape="id69" draw:end-shape="id69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70" draw:end-shape="id71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72" draw:start-glue-point="6" draw:end-shape="id71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70" draw:start-glue-point="6" draw:end-shape="id73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72" draw:start-glue-point="7" draw:end-shape="id74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69" draw:start-glue-point="6" draw:end-shape="id62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68" draw:start-glue-point="7" draw:end-shape="id75" draw:end-glue-point="0" svg:d="m20910 10982h761" svg:viewBox="0 0 762 1">
            <text:p/>
          </draw:connector>
          <draw:connector draw:style-name="gr10" draw:text-style-name="P2" draw:layer="layout" draw:type="line" svg:x1="15.007cm" svg:y1="11.782cm" svg:x2="15.008cm" svg:y2="18.206cm" draw:start-shape="id67" draw:start-glue-point="6" draw:end-shape="id66" draw:end-glue-point="4" svg:d="m15007 11782 1 6424" svg:viewBox="0 0 2 6425">
            <text:p/>
          </draw:connector>
          <draw:connector draw:style-name="gr10" draw:text-style-name="P2" draw:layer="layout" draw:type="line" svg:x1="22.197cm" svg:y1="18.206cm" svg:x2="19.576cm" svg:y2="14.346cm" draw:start-shape="id65" draw:start-glue-point="4" draw:end-shape="id70" draw:end-glue-point="7" svg:d="m22197 18206-2621-3860" svg:viewBox="0 0 2622 3861">
            <text:p/>
          </draw:connector>
        </draw:g>
        <draw:custom-shape draw:style-name="gr9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77" draw:id="id77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76" draw:id="id76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78" draw:id="id78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80" draw:id="id80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76" draw:start-glue-point="6" draw:end-shape="id77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78" draw:start-glue-point="4" draw:end-shape="id79" draw:end-glue-point="6" svg:d="m14880 16242v-1875" svg:viewBox="0 0 1 1876">
            <text:p/>
          </draw:connector>
          <draw:connector draw:style-name="gr10" draw:text-style-name="P2" draw:layer="layout" draw:type="line" svg:x1="8.869cm" svg:y1="17.392cm" svg:x2="12.913cm" svg:y2="17.392cm" draw:start-shape="id77" draw:start-glue-point="7" draw:end-shape="id78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80" draw:start-glue-point="5" draw:end-shape="id78" draw:end-glue-point="7" svg:d="m20299 17392h-3453" svg:viewBox="0 0 3454 1">
            <text:p/>
          </draw:connector>
          <draw:custom-shape draw:style-name="gr4" draw:text-style-name="P6" xml:id="id79" draw:id="id79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79" draw:start-glue-point="5" draw:end-shape="id77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81" draw:end-shape="id82" draw:end-glue-point="4" svg:d="m26277 14360v991" svg:viewBox="0 0 1 992">
            <text:p/>
          </draw:connector>
          <draw:connector draw:style-name="gr2" draw:text-style-name="P2" xml:id="id93" draw:id="id93" draw:layer="layout" draw:type="line" svg:x1="26.277cm" svg:y1="6.032cm" svg:x2="26.277cm" svg:y2="12.567cm" draw:start-shape="id83" draw:start-glue-point="6" draw:end-shape="id81" draw:end-glue-point="4" svg:d="m26277 6032v6535" svg:viewBox="0 0 1 6536">
            <text:p/>
          </draw:connector>
          <draw:custom-shape draw:style-name="gr3" draw:text-style-name="P6" xml:id="id83" draw:id="id83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91" draw:id="id91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87" draw:id="id87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84" draw:id="id84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88" draw:id="id88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1" draw:id="id81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82" draw:id="id82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84" draw:start-glue-point="4" draw:end-shape="id81" draw:end-glue-point="5" svg:d="m22197 18205 2551-4742" svg:viewBox="0 0 2552 4743">
            <text:p/>
          </draw:connector>
          <draw:custom-shape draw:style-name="gr3" draw:text-style-name="P6" xml:id="id86" draw:id="id86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89" draw:id="id89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85" draw:id="id85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92" draw:id="id92" draw:layer="layout" draw:type="line" svg:x1="17.177cm" svg:y1="19.005cm" svg:x2="20.397cm" svg:y2="19.005cm" draw:start-shape="id85" draw:start-glue-point="7" draw:end-shape="id84" draw:end-glue-point="5" svg:d="m17177 19005h3220" svg:viewBox="0 0 3221 1">
            <text:p/>
          </draw:connector>
          <draw:connector draw:style-name="gr2" draw:text-style-name="P2" xml:id="id90" draw:id="id90" draw:layer="layout" draw:type="line" svg:x1="16.807cm" svg:y1="10.981cm" svg:x2="18.365cm" svg:y2="10.981cm" draw:start-shape="id86" draw:start-glue-point="7" draw:end-shape="id87" svg:d="m16807 10981h1558" svg:viewBox="0 0 1559 1">
            <text:p/>
          </draw:connector>
          <draw:connector draw:style-name="gr2" draw:text-style-name="P2" xml:id="id94" draw:id="id94" draw:layer="layout" draw:type="line" svg:x1="21.671cm" svg:y1="10.981cm" svg:x2="21.671cm" svg:y2="10.981cm" draw:start-shape="id88" draw:end-shape="id8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89" draw:end-shape="id9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91" draw:start-glue-point="6" draw:end-shape="id9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89" draw:start-glue-point="6" draw:end-shape="id9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91" draw:start-glue-point="7" draw:end-shape="id9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8" draw:start-glue-point="6" draw:end-shape="id8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87" draw:start-glue-point="7" draw:end-shape="id94" draw:end-glue-point="0" svg:d="m20910 10981h761" svg:viewBox="0 0 762 1">
            <text:p/>
          </draw:connector>
          <draw:connector draw:style-name="gr10" draw:text-style-name="P2" draw:layer="layout" draw:type="line" svg:x1="15.007cm" svg:y1="11.781cm" svg:x2="15.008cm" svg:y2="18.205cm" draw:start-shape="id86" draw:start-glue-point="6" draw:end-shape="id85" draw:end-glue-point="4" svg:d="m15007 11781 1 6424" svg:viewBox="0 0 2 6425">
            <text:p/>
          </draw:connector>
          <draw:connector draw:style-name="gr10" draw:text-style-name="P2" draw:layer="layout" draw:type="line" svg:x1="22.197cm" svg:y1="18.205cm" svg:x2="19.576cm" svg:y2="14.345cm" draw:start-shape="id84" draw:start-glue-point="4" draw:end-shape="id89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16T09:08:14</dc:date>
    <meta:editing-duration>PT22H32M42S</meta:editing-duration>
    <meta:editing-cycles>111</meta:editing-cycles>
    <meta:generator>LibreOffice/3.5$Linux_X86_64 LibreOffice_project/350m1$Build-2</meta:generator>
    <dc:creator>Ihc </dc:creator>
    <meta:document-statistic meta:object-count="382"/>
  </office:meta>
</office:document-meta>
</file>